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draw:fill="none" draw:stroke="solid" svg:stroke-width="0.00694in" svg:stroke-color="#44546a" draw:marker-end="a1150" svg:stroke-opacity="100%" draw:stroke-linejoin="miter" svg:stroke-linecap="but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draw:fill="none" draw:stroke="solid" svg:stroke-width="0.00694in" svg:stroke-color="#44546a" draw:marker-end="a1152" svg:stroke-opacity="100%" draw:stroke-linejoin="miter" svg:stroke-linecap="butt"/>
    </style:style>
    <style:style style:family="graphic" style:name="a1155">
      <style:graphic-properties draw:fill="none" draw:stroke="solid" svg:stroke-width="0.00694in" svg:stroke-color="#44546a" draw:marker-end="a1154" svg:stroke-opacity="100%" draw:stroke-linejoin="miter" svg:stroke-linecap="but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5">
      <style:graphic-properties draw:fill="none" draw:stroke="solid" svg:stroke-width="0.00694in" svg:stroke-color="#44546a" draw:marker-end="a1134" svg:stroke-opacity="100%" draw:stroke-linejoin="miter" svg:stroke-linecap="butt"/>
    </style:style>
    <style:style style:family="graphic" style:name="a1137">
      <style:graphic-properties draw:fill="none" draw:stroke="solid" svg:stroke-width="0.00694in" svg:stroke-color="#44546a" draw:marker-end="a1136" svg:stroke-opacity="100%" draw:stroke-linejoin="miter" svg:stroke-linecap="butt"/>
    </style:style>
    <style:style style:family="graphic" style:name="a1139">
      <style:graphic-properties draw:fill="none" draw:stroke="solid" svg:stroke-width="0.00694in" svg:stroke-color="#44546a" draw:marker-end="a1138" svg:stroke-opacity="100%" draw:stroke-linejoin="miter" svg:stroke-linecap="butt"/>
    </style:style>
    <style:style style:family="graphic" style:name="a11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draw:fill="none" draw:stroke="solid" svg:stroke-width="0.00694in" svg:stroke-color="#44546a" draw:marker-end="a1166" svg:stroke-opacity="100%" draw:stroke-linejoin="miter" svg:stroke-linecap="but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draw:fill="none" draw:stroke="solid" svg:stroke-width="0.00694in" svg:stroke-color="#44546a" draw:marker-end="a1168" svg:stroke-opacity="100%" draw:stroke-linejoin="miter" svg:stroke-linecap="butt"/>
    </style:style>
    <style:style style:family="graphic" style:name="a10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1">
      <style:graphic-properties draw:fill="none" draw:stroke="solid" svg:stroke-width="0.00694in" svg:stroke-color="#44546a" draw:marker-end="a1140" svg:stroke-opacity="100%" draw:stroke-linejoin="miter" svg:stroke-linecap="butt"/>
    </style:style>
    <style:style style:family="graphic" style:name="a1143">
      <style:graphic-properties draw:fill="none" draw:stroke="solid" svg:stroke-width="0.00694in" svg:stroke-color="#44546a" draw:marker-end="a1142" svg:stroke-opacity="100%" draw:stroke-linejoin="miter" svg:stroke-linecap="butt"/>
    </style:style>
    <style:style style:family="graphic" style:name="a1145">
      <style:graphic-properties draw:fill="none" draw:stroke="solid" svg:stroke-width="0.00694in" svg:stroke-color="#44546a" draw:marker-end="a1144" svg:stroke-opacity="100%" draw:stroke-linejoin="miter" svg:stroke-linecap="butt"/>
    </style:style>
    <style:style style:family="graphic" style:name="a1147">
      <style:graphic-properties draw:fill="none" draw:stroke="solid" svg:stroke-width="0.00694in" svg:stroke-color="#44546a" draw:marker-end="a1146" svg:stroke-opacity="100%" draw:stroke-linejoin="miter" svg:stroke-linecap="butt"/>
    </style:style>
    <style:style style:family="graphic" style:name="a1149">
      <style:graphic-properties draw:fill="none" draw:stroke="solid" svg:stroke-width="0.00694in" svg:stroke-color="#44546a" draw:marker-end="a1148" svg:stroke-opacity="100%" draw:stroke-linejoin="miter" svg:stroke-linecap="but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draw:fill="solid" draw:fill-color="#5b9bd5" draw:opacity="100%" draw:stroke="solid" svg:stroke-width="0.02778in" svg:stroke-color="#41719c" svg:stroke-opacity="100%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1.55803in" svg:y="1.2436in" svg:width="1.22047in" svg:height="0.59055in" draw:id="id136" draw:style-name="a1086" draw:name="Forma libre 11">
          <svg:title/>
          <svg:desc/>
          <text:p text:style-name="a1085" text:class-names="" text:cond-style-name=""><text:span text:style-name="a1082" text:class-names="">Verifican estados de stock de piezas en<text:s text:c="1"/></text:span><text:span text:style-name="a1083" text:class-names="">el sistema</text:span><text:span text:style-name="a10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2037in" svg:y="0in" svg:width="5.46831in" svg:height="8.26772in" draw:id="id137" draw:style-name="a1089" draw:name="Rectángulo 12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201in" svg:y="0in" svg:width="3.41919in" svg:height="8.26772in" draw:id="id138" draw:style-name="a1092" draw:name="Rectángulo 14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37in" svg:y="0in" svg:width="5.46831in" svg:height="0.3937in" draw:id="id139" draw:style-name="a1095" draw:name="Forma libre 15">
          <svg:title/>
          <svg:desc/>
          <text:p text:style-name="a1094" text:class-names="" text:cond-style-name=""><text:span text:style-name="a1093" text:class-names="">Jefe de Repuestos/ Administración de Depó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7201in" svg:y="0in" svg:width="3.41919in" svg:height="0.3937in" draw:id="id140" draw:style-name="a1098" draw:name="Forma libre 16">
          <svg:title/>
          <svg:desc/>
          <text:p text:style-name="a1097" text:class-names="" text:cond-style-name=""><text:span text:style-name="a1096" text:class-names="">Fábrica Mercedes Ben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3284in" svg:y="2.16535in" svg:width="1.25984in" svg:height="0.59055in" draw:id="id141" draw:style-name="a1101" draw:name="Forma libre 19">
          <svg:title/>
          <svg:desc/>
          <text:p text:style-name="a1100" text:class-names="" text:cond-style-name=""><text:span text:style-name="a1099" text:class-names="">Reciben la mercadería. Realizan el control del remito sobre lo recibi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7063in" svg:y="3.70079in" svg:width="0.98425in" svg:height="0.59055in" draw:id="id142" draw:style-name="a1104" draw:name="Forma libre 20">
          <svg:title/>
          <svg:desc/>
          <text:p text:style-name="a1103" text:class-names="" text:cond-style-name=""><text:span text:style-name="a1102" text:class-names="">Ingresa la mercadería en la base de stock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7221in" svg:y="1.2436in" svg:width="1.1811in" svg:height="0.59055in" draw:id="id143" draw:style-name="a1107" draw:name="Forma libre 21">
          <svg:title/>
          <svg:desc/>
          <text:p text:style-name="a1106" text:class-names="" text:cond-style-name=""><text:span text:style-name="a1105" text:class-names="">Generar un pedido a la terminal de MB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7034in" svg:y="5.64564in" svg:width="1.1811in" svg:height="0.66929in" draw:id="id144" draw:style-name="a1110" draw:name="Forma libre 22">
          <svg:title/>
          <svg:desc/>
          <text:p text:style-name="a1109" text:class-names="" text:cond-style-name=""><text:span text:style-name="a1108" text:class-names="">Entregan piezas. Registran egreso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2963in" svg:y="2.89391in" svg:width="1.1811in" svg:height="0.6681in" draw:id="id145" draw:style-name="a1113" draw:name="Forma libre 25">
          <svg:title/>
          <svg:desc/>
          <text:p text:style-name="a1112" text:class-names="" text:cond-style-name=""><text:span text:style-name="a1111" text:class-names="">Gestión de Reclamos y Devolución de Piezas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97536in" svg:y="3.0315in" svg:width="1.5748in" svg:height="0.3937in" draw:id="id146" draw:style-name="a1116" draw:name="Forma libre 31">
          <svg:title/>
          <svg:desc/>
          <text:p text:style-name="a1115" text:class-names="" text:cond-style-name=""><text:span text:style-name="a1114" text:class-names="">¿Hay piezas rechazad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25095in" svg:y="4.6063in" svg:width="1.02362in" svg:height="0.59055in" draw:id="id147" draw:style-name="a1119" draw:name="Forma libre 32">
          <svg:title/>
          <svg:desc/>
          <text:p text:style-name="a1118" text:class-names="" text:cond-style-name=""><text:span text:style-name="a1117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8" draw:style-name="a1122" draw:name="CuadroTexto 35" svg:x="3.88724in" svg:y="3.46909in" svg:width="0.35433in" svg:height="0.31496in">
          <draw:text-box>
            <text:p text:style-name="a1121" text:class-names="" text:cond-style-name=""><text:span text:style-name="a1120" text:class-names="">NO</text:span></text:p>
          </draw:text-box>
          <svg:title/>
          <svg:desc/>
        </draw:frame>
        <draw:custom-shape svg:x="5.02904in" svg:y="2.82677in" svg:width="1.28353in" svg:height="0.79773in" draw:id="id149" draw:style-name="a1127" draw:name="Forma libre 38">
          <svg:title/>
          <svg:desc/>
          <text:p text:style-name="a1126" text:class-names="" text:cond-style-name=""><text:span text:style-name="a1123" text:class-names="">Se realiza reclamo a la fabrica de<text:s text:c="1"/></text:span><text:span text:style-name="a1124" text:class-names="">MB y se registran piezas rechazadas en el sistema</text:span><text:span text:style-name="a11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5463in" svg:y="1.24726in" svg:width="1.1811in" svg:height="0.59055in" draw:id="id150" draw:style-name="a1130" draw:name="Forma libre 116">
          <svg:title/>
          <svg:desc/>
          <text:p text:style-name="a1129" text:class-names="" text:cond-style-name=""><text:span text:style-name="a1128" text:class-names="">Reciben y confirman el pedido de piezas 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5432in" svg:y="2.16331in" svg:width="1.1811in" svg:height="0.59055in" draw:id="id151" draw:style-name="a1133" draw:name="Forma libre 117">
          <svg:title/>
          <svg:desc/>
          <text:p text:style-name="a1132" text:class-names="" text:cond-style-name=""><text:span text:style-name="a1131" text:class-names="">Realizan el despacho del pedid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35331in" svg:y1="1.53887in" draw:start-shape="id143" draw:start-glue-point="1" svg:x2="7.65463in" svg:y2="1.54253in" draw:end-shape="id150" draw:end-glue-point="3" draw:id="id152" draw:style-name="a1135" draw:name="Conector recto de flecha 119">
          <svg:title/>
          <svg:desc/>
        </draw:connector>
        <draw:connector draw:type="line" svg:x1="8.24518in" svg:y1="1.83781in" draw:start-shape="id150" draw:start-glue-point="2" svg:x2="8.24487in" svg:y2="2.16331in" draw:end-shape="id151" draw:end-glue-point="0" draw:id="id153" draw:style-name="a1137" draw:name="Conector recto de flecha 121">
          <svg:title/>
          <svg:desc/>
        </draw:connector>
        <draw:connector draw:type="line" svg:x1="7.65432in" svg:y1="2.45858in" draw:start-shape="id151" draw:start-glue-point="3" svg:x2="4.39268in" svg:y2="2.46062in" draw:end-shape="id141" draw:end-glue-point="1" draw:id="id154" draw:style-name="a1139" draw:name="Conector recto de flecha 123">
          <svg:title/>
          <svg:desc/>
        </draw:connector>
        <draw:connector draw:type="standard" svg:x1="2.16827in" svg:y1="1.83415in" draw:start-shape="id144" draw:start-glue-point="3" svg:x2="3.17034in" svg:y2="5.98029in" draw:end-shape="id136" draw:end-glue-point="2" draw:id="id155" draw:style-name="a1141" draw:transform="translate(-2.6693in -3.90722in) rotate(-3.14159) translate(2.6693in 3.90722in)" draw:name="Conector angular 128">
          <svg:title/>
          <svg:desc/>
        </draw:connector>
        <draw:connector draw:type="line" svg:x1="2.7785in" svg:y1="1.53887in" draw:start-shape="id136" draw:start-glue-point="1" svg:x2="3.17221in" svg:y2="1.53887in" draw:end-shape="id143" draw:end-glue-point="3" draw:id="id156" draw:style-name="a1143" draw:name="Conector recto de flecha 131">
          <svg:title/>
          <svg:desc/>
        </draw:connector>
        <draw:connector draw:type="line" svg:x1="3.76276in" svg:y1="5.19685in" draw:start-shape="id147" draw:start-glue-point="2" svg:x2="3.76089in" svg:y2="5.64564in" draw:end-shape="id144" draw:end-glue-point="0" draw:id="id157" draw:style-name="a1145" draw:name="Conector recto de flecha 133">
          <svg:title/>
          <svg:desc/>
        </draw:connector>
        <draw:connector draw:type="line" svg:x1="4.55016in" svg:y1="3.22835in" draw:start-shape="id146" draw:start-glue-point="1" svg:x2="5.02904in" svg:y2="3.22564in" draw:end-shape="id149" draw:end-glue-point="3" draw:id="id158" draw:style-name="a1147" draw:name="Conector recto de flecha 135">
          <svg:title/>
          <svg:desc/>
        </draw:connector>
        <draw:connector draw:type="line" svg:x1="6.31257in" svg:y1="3.22564in" draw:start-shape="id149" draw:start-glue-point="1" svg:x2="7.62963in" svg:y2="3.22796in" draw:end-shape="id145" draw:end-glue-point="3" draw:id="id159" draw:style-name="a1149" draw:name="Conector recto de flecha 137">
          <svg:title/>
          <svg:desc/>
        </draw:connector>
        <draw:connector draw:type="line" svg:x1="3.76276in" svg:y1="2.7559in" draw:start-shape="id141" draw:start-glue-point="2" svg:x2="3.76276in" svg:y2="3.0315in" draw:end-shape="id146" draw:end-glue-point="0" draw:id="id160" draw:style-name="a1151" draw:name="Conector recto de flecha 139">
          <svg:title/>
          <svg:desc/>
        </draw:connector>
        <draw:connector draw:type="line" svg:x1="3.76276in" svg:y1="3.4252in" draw:start-shape="id146" draw:start-glue-point="2" svg:x2="3.76275in" svg:y2="3.70079in" draw:end-shape="id142" draw:end-glue-point="0" draw:id="id161" draw:style-name="a1153" draw:name="Conector recto de flecha 141">
          <svg:title/>
          <svg:desc/>
        </draw:connector>
        <draw:connector draw:type="line" svg:x1="3.76275in" svg:y1="4.29134in" draw:start-shape="id142" draw:start-glue-point="2" svg:x2="3.76276in" svg:y2="4.6063in" draw:end-shape="id147" draw:end-glue-point="0" draw:id="id162" draw:style-name="a1155" draw:name="Conector recto de flecha 143">
          <svg:title/>
          <svg:desc/>
        </draw:connector>
        <draw:frame draw:id="id163" draw:style-name="a1158" draw:name="CuadroTexto 144" svg:x="4.63988in" svg:y="2.95601in" svg:width="0.35433in" svg:height="0.31496in">
          <draw:text-box>
            <text:p text:style-name="a1157" text:class-names="" text:cond-style-name=""><text:span text:style-name="a1156" text:class-names="">SI</text:span></text:p>
          </draw:text-box>
          <svg:title/>
          <svg:desc/>
        </draw:frame>
        <draw:custom-shape svg:x="3.93785in" svg:y="6.95315in" svg:width="1.1811in" svg:height="0.6681in" draw:id="id164" draw:style-name="a1161" draw:name="Forma libre 25">
          <svg:title/>
          <svg:desc/>
          <text:p text:style-name="a1160" text:class-names="" text:cond-style-name=""><text:span text:style-name="a1159" text:class-names="">Venta de Repuestos <text:s text:c="1"/>por Mostrador Externo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36468in" svg:y="6.95899in" svg:width="1.1811in" svg:height="0.6681in" draw:id="id165" draw:style-name="a1165" draw:name="Forma libre 25">
          <svg:title/>
          <svg:desc/>
          <text:p text:style-name="a1164" text:class-names="" text:cond-style-name=""><text:span text:style-name="a1162" text:class-names="">Entrega de piezas al Taller</text:span><text:span text:style-name="a1163" text:class-names=""/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onnector draw:type="standard" svg:x1="3.03603in" svg:y1="6.23413in" draw:start-shape="id144" draw:start-glue-point="2" svg:x2="3.68009in" svg:y2="7.03979in" draw:end-shape="id165" draw:end-glue-point="0" draw:id="id166" draw:style-name="a1167" draw:transform="translate(-3.35806in -6.63696in) rotate(-1.5708) translate(3.35806in 6.63696in)" draw:name="Conector angular 32">
          <svg:title/>
          <svg:desc/>
        </draw:connector>
        <draw:connector draw:type="standard" svg:x1="4.46376in" svg:y1="6.25028in" draw:start-shape="id144" draw:start-glue-point="2" svg:x2="3.82553in" svg:y2="7.01779in" draw:end-shape="id164" draw:end-glue-point="0" draw:id="id167" draw:style-name="a1169" draw:transform="translate(-4.14464in -6.63404in) rotate(-4.71239) translate(4.14464in 6.63404in)" draw:name="Conector angular 34">
          <svg:title/>
          <svg:desc/>
        </draw:connector>
        <presentation:notes draw:style-name="a1175">
          <draw:frame draw:id="id168" draw:style-name="a1172" draw:name="Marcador de número de diapositiva 6" svg:x="4.67953in" svg:y="11.10827in" svg:width="3.5878in" svg:height="0.58425in">
            <draw:text-box>
              <text:p text:style-name="a1171" text:class-names="" text:cond-style-name=""><text:span text:style-name="a1170" text:class-names=""><text:page-number style:num-format="1" text:fixed="false"/></text:span></text:p>
            </draw:text-box>
            <svg:title/>
            <svg:desc/>
          </draw:frame>
          <draw:frame draw:id="id169" presentation:style-name="a1173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70" presentation:style-name="a1174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34" svg:viewBox="0 0 20 30" svg:d="m10 0-10 30h20z"/>
    <draw:marker draw:name="a1140" svg:viewBox="0 0 20 30" svg:d="m10 0-10 30h20z"/>
    <draw:marker draw:name="a1142" svg:viewBox="0 0 20 30" svg:d="m10 0-10 30h20z"/>
    <draw:marker draw:name="a1136" svg:viewBox="0 0 20 30" svg:d="m10 0-10 30h20z"/>
    <draw:marker draw:name="a1138" svg:viewBox="0 0 20 30" svg:d="m10 0-10 30h20z"/>
    <draw:marker draw:name="a1150" svg:viewBox="0 0 20 30" svg:d="m10 0-10 30h20z"/>
    <draw:marker draw:name="a1144" svg:viewBox="0 0 20 30" svg:d="m10 0-10 30h20z"/>
    <draw:marker draw:name="a1146" svg:viewBox="0 0 20 30" svg:d="m10 0-10 30h20z"/>
    <draw:marker draw:name="a1152" svg:viewBox="0 0 20 30" svg:d="m10 0-10 30h20z"/>
    <draw:marker draw:name="a1154" svg:viewBox="0 0 20 30" svg:d="m10 0-10 30h20z"/>
    <draw:marker draw:name="a1148" svg:viewBox="0 0 20 30" svg:d="m10 0-10 30h20z"/>
    <draw:marker draw:name="a1166" svg:viewBox="0 0 20 30" svg:d="m10 0-10 30h20z"/>
    <draw:marker draw:name="a1168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1-15T19:55:04Z</dc:date>
    <meta:editing-cycles>50</meta:editing-cycles>
    <meta:editing-duration>PT138298S</meta:editing-duration>
    <meta:document-statistic meta:paragraph-count="18" meta:word-count="119"/>
  </office:meta>
</office:document-meta>
</file>